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ee7e5"/>
    </style:style>
    <style:style style:name="ce11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69a2e"/>
      <style:text-properties fo:color="#ffffff"/>
    </style:style>
    <style:style style:name="ce12" style:family="table-cell" style:parent-style-name="Default">
      <style:table-cell-properties fo:background-color="#ffd7d7" fo:border="0.74pt solid #000000"/>
    </style:style>
    <style:style style:name="ce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ee7e5" fo:border="0.74pt solid #000000"/>
    </style:style>
    <style:style style:name="ce6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number-columns-repeated="5" table:default-cell-style-name="Default"/>
        <table:table-column table:style-name="co1" table:default-cell-style-name="Default"/>
        <table:table-column table:style-name="co3" table:number-columns-repeated="16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table:formula="of:=[.G9]" office:value-type="float" office:value="0" calcext:value-type="float">
            <text:p>0</text:p>
          </table:table-cell>
          <table:table-cell table:style-name="ce1" table:formula="of:=[.H9]" office:value-type="float" office:value="0" calcext:value-type="float">
            <text:p>0</text:p>
          </table:table-cell>
          <table:table-cell table:style-name="ce1" table:formula="of:=[.I9]" office:value-type="float" office:value="0" calcext:value-type="float">
            <text:p>0</text:p>
          </table:table-cell>
          <table:table-cell table:style-name="ce1" table:formula="of:=[.J9]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poblacion inicial = 5</text:p>
          </table:table-cell>
          <table:table-cell table:number-columns-repeated="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table:formula="of:=[.K9]" office:value-type="float" office:value="0" calcext:value-type="float">
            <text:p>0</text:p>
          </table:table-cell>
          <table:table-cell table:style-name="ce1" table:formula="of:=[.L9]" office:value-type="float" office:value="0" calcext:value-type="float">
            <text:p>0</text:p>
          </table:table-cell>
          <table:table-cell table:style-name="ce1" table:formula="of:=[.M9]" office:value-type="float" office:value="0" calcext:value-type="float">
            <text:p>0</text:p>
          </table:table-cell>
          <table:table-cell table:style-name="ce1" table:formula="of:=[.N9]"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table:formula="of:=[.O9]" office:value-type="float" office:value="0" calcext:value-type="float">
            <text:p>0</text:p>
          </table:table-cell>
          <table:table-cell table:style-name="ce1" table:formula="of:=[.P9]" office:value-type="float" office:value="0" calcext:value-type="float">
            <text:p>0</text:p>
          </table:table-cell>
          <table:table-cell table:style-name="ce1" table:formula="of:=[.Q9]" office:value-type="float" office:value="0" calcext:value-type="float">
            <text:p>0</text:p>
          </table:table-cell>
          <table:table-cell table:style-name="ce1" table:formula="of:=[.R9]"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table:formula="of:=[.S9]" office:value-type="float" office:value="1" calcext:value-type="float">
            <text:p>1</text:p>
          </table:table-cell>
          <table:table-cell table:style-name="ce1" table:formula="of:=[.T9]" office:value-type="float" office:value="0" calcext:value-type="float">
            <text:p>0</text:p>
          </table:table-cell>
          <table:table-cell table:style-name="ce1" table:formula="of:=[.U9]" office:value-type="float" office:value="1" calcext:value-type="float">
            <text:p>1</text:p>
          </table:table-cell>
          <table:table-cell table:style-name="ce1" table:formula="of:=[.V9]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3"/>
          <table:table-cell table:number-columns-repeated="30"/>
          <table:table-cell office:value-type="string" calcext:value-type="string">
            <text:p>1ra gen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oblacion inicial</text:p>
          </table:table-cell>
          <table:table-cell office:value-type="string" calcext:value-type="string">
            <text:p>cantidad de movimiento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2" office:value-type="string" calcext:value-type="string">
            <text:p>1,1</text:p>
          </table:table-cell>
          <table:table-cell table:style-name="ce12" office:value-type="string" calcext:value-type="string">
            <text:p>1,2</text:p>
          </table:table-cell>
          <table:table-cell table:style-name="ce12" office:value-type="string" calcext:value-type="string">
            <text:p>1,3</text:p>
          </table:table-cell>
          <table:table-cell table:style-name="ce12" office:value-type="string" calcext:value-type="string">
            <text:p>1,4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2,2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string" calcext:value-type="string">
            <text:p>2,4</text:p>
          </table:table-cell>
          <table:table-cell table:style-name="ce6" office:value-type="string" calcext:value-type="string">
            <text:p>3,1</text:p>
          </table:table-cell>
          <table:table-cell table:style-name="ce6" office:value-type="string" calcext:value-type="string">
            <text:p>3,2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3,4</text:p>
          </table:table-cell>
          <table:table-cell table:style-name="ce6" office:value-type="string" calcext:value-type="string">
            <text:p>4,1</text:p>
          </table:table-cell>
          <table:table-cell table:style-name="ce6" office:value-type="string" calcext:value-type="string">
            <text:p>4,2</text:p>
          </table:table-cell>
          <table:table-cell table:style-name="ce6" office:value-type="string" calcext:value-type="string">
            <text:p>4,3</text:p>
          </table:table-cell>
          <table:table-cell table:style-name="ce6" office:value-type="string" calcext:value-type="string">
            <text:p>4,4</text:p>
          </table:table-cell>
          <table:table-cell/>
          <table:table-cell table:formula="of:=ORG.LIBREOFFICE.RANDBETWEEN.NV(1;16)" office:value-type="float" office:value="8" calcext:value-type="float">
            <text:p>8</text:p>
          </table:table-cell>
          <table:table-cell table:formula="of:=ORG.LIBREOFFICE.RANDBETWEEN.NV(1;16)" office:value-type="float" office:value="4" calcext:value-type="float">
            <text:p>4</text:p>
          </table:table-cell>
          <table:table-cell table:formula="of:=ORG.LIBREOFFICE.RANDBETWEEN.NV(1;16)" office:value-type="float" office:value="12" calcext:value-type="float">
            <text:p>12</text:p>
          </table:table-cell>
          <table:table-cell table:formula="of:=ORG.LIBREOFFICE.RANDBETWEEN.NV(1;16)" office:value-type="float" office:value="15" calcext:value-type="float">
            <text:p>15</text:p>
          </table:table-cell>
          <table:table-cell table:formula="of:=ORG.LIBREOFFICE.RANDBETWEEN.NV(1;16)" office:value-type="float" office:value="13" calcext:value-type="float">
            <text:p>13</text:p>
          </table:table-cell>
          <table:table-cell table:number-columns-repeated="3"/>
          <table:table-cell table:formula="of:=[.X8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BIN([.AG8];4)" office:value-type="string" office:string-value="0101" calcext:value-type="string">
            <text:p>0101</text:p>
          </table:table-cell>
          <table:table-cell table:formula="of:=BIN2DEC(111)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</text:p>
          </table:table-cell>
          <table:table-cell/>
          <table:table-cell table:style-name="ce5" table:formula="of:=IF([.G7]=[.$X$8]     OR ([.G7]=[.$Y$8])    OR ([.G7]=[.$Z$8])    OR ([.G7]=[.$AA$8])    OR ([.G7]=[.$AB$8]);1;0)" office:value-type="float" office:value="0" calcext:value-type="float">
            <text:p>0</text:p>
          </table:table-cell>
          <table:table-cell table:style-name="ce5" table:formula="of:=IF([.H7]=[.$X$8]     OR ([.H7]=[.$Y$8])    OR ([.H7]=[.$Z$8])    OR ([.H7]=[.$AA$8])    OR ([.H7]=[.$AB$8]);1;0)" office:value-type="float" office:value="0" calcext:value-type="float">
            <text:p>0</text:p>
          </table:table-cell>
          <table:table-cell table:style-name="ce5" table:formula="of:=IF([.I7]=[.$X$8]     OR ([.I7]=[.$Y$8])    OR ([.I7]=[.$Z$8])    OR ([.I7]=[.$AA$8])    OR ([.I7]=[.$AB$8]);1;0)" office:value-type="float" office:value="0" calcext:value-type="float">
            <text:p>0</text:p>
          </table:table-cell>
          <table:table-cell table:style-name="ce5" table:formula="of:=IF([.J7]=[.$X$8]     OR ([.J7]=[.$Y$8])    OR ([.J7]=[.$Z$8])    OR ([.J7]=[.$AA$8])    OR ([.J7]=[.$AB$8]);1;0)" office:value-type="float" office:value="1" calcext:value-type="float">
            <text:p>1</text:p>
          </table:table-cell>
          <table:table-cell table:style-name="ce5" table:formula="of:=IF([.K7]=[.$X$8]     OR ([.K7]=[.$Y$8])    OR ([.K7]=[.$Z$8])    OR ([.K7]=[.$AA$8])    OR ([.K7]=[.$AB$8]);1;0)" office:value-type="float" office:value="0" calcext:value-type="float">
            <text:p>0</text:p>
          </table:table-cell>
          <table:table-cell table:style-name="ce5" table:formula="of:=IF([.L7]=[.$X$8]     OR ([.L7]=[.$Y$8])    OR ([.L7]=[.$Z$8])    OR ([.L7]=[.$AA$8])    OR ([.L7]=[.$AB$8]);1;0)" office:value-type="float" office:value="0" calcext:value-type="float">
            <text:p>0</text:p>
          </table:table-cell>
          <table:table-cell table:style-name="ce5" table:formula="of:=IF([.M7]=[.$X$8]     OR ([.M7]=[.$Y$8])    OR ([.M7]=[.$Z$8])    OR ([.M7]=[.$AA$8])    OR ([.M7]=[.$AB$8]);1;0)" office:value-type="float" office:value="0" calcext:value-type="float">
            <text:p>0</text:p>
          </table:table-cell>
          <table:table-cell table:style-name="ce5" table:formula="of:=IF([.N7]=[.$X$8]     OR ([.N7]=[.$Y$8])    OR ([.N7]=[.$Z$8])    OR ([.N7]=[.$AA$8])    OR ([.N7]=[.$AB$8]);1;0)" office:value-type="float" office:value="1" calcext:value-type="float">
            <text:p>1</text:p>
          </table:table-cell>
          <table:table-cell table:style-name="ce5" table:formula="of:=IF([.O7]=[.$X$8]     OR ([.O7]=[.$Y$8])    OR ([.O7]=[.$Z$8])    OR ([.O7]=[.$AA$8])    OR ([.O7]=[.$AB$8]);1;0)" office:value-type="float" office:value="0" calcext:value-type="float">
            <text:p>0</text:p>
          </table:table-cell>
          <table:table-cell table:style-name="ce5" table:formula="of:=IF([.P7]=[.$X$8]     OR ([.P7]=[.$Y$8])    OR ([.P7]=[.$Z$8])    OR ([.P7]=[.$AA$8])    OR ([.P7]=[.$AB$8]);1;0)" office:value-type="float" office:value="0" calcext:value-type="float">
            <text:p>0</text:p>
          </table:table-cell>
          <table:table-cell table:style-name="ce5" table:formula="of:=IF([.Q7]=[.$X$8]     OR ([.Q7]=[.$Y$8])    OR ([.Q7]=[.$Z$8])    OR ([.Q7]=[.$AA$8])    OR ([.Q7]=[.$AB$8]);1;0)" office:value-type="float" office:value="0" calcext:value-type="float">
            <text:p>0</text:p>
          </table:table-cell>
          <table:table-cell table:style-name="ce5" table:formula="of:=IF([.R7]=[.$X$8]     OR ([.R7]=[.$Y$8])    OR ([.R7]=[.$Z$8])    OR ([.R7]=[.$AA$8])    OR ([.R7]=[.$AB$8]);1;0)" office:value-type="float" office:value="1" calcext:value-type="float">
            <text:p>1</text:p>
          </table:table-cell>
          <table:table-cell table:style-name="ce5" table:formula="of:=IF([.S7]=[.$X$8]     OR ([.S7]=[.$Y$8])    OR ([.S7]=[.$Z$8])    OR ([.S7]=[.$AA$8])    OR ([.S7]=[.$AB$8]);1;0)" office:value-type="float" office:value="1" calcext:value-type="float">
            <text:p>1</text:p>
          </table:table-cell>
          <table:table-cell table:style-name="ce5" table:formula="of:=IF([.T7]=[.$X$8]     OR ([.T7]=[.$Y$8])    OR ([.T7]=[.$Z$8])    OR ([.T7]=[.$AA$8])    OR ([.T7]=[.$AB$8]);1;0)" office:value-type="float" office:value="0" calcext:value-type="float">
            <text:p>0</text:p>
          </table:table-cell>
          <table:table-cell table:style-name="ce5" table:formula="of:=IF([.U7]=[.$X$8]     OR ([.U7]=[.$Y$8])    OR ([.U7]=[.$Z$8])    OR ([.U7]=[.$AA$8])    OR ([.U7]=[.$AB$8]);1;0)" office:value-type="float" office:value="1" calcext:value-type="float">
            <text:p>1</text:p>
          </table:table-cell>
          <table:table-cell table:style-name="ce5" table:formula="of:=IF([.V7]=[.$X$8]     OR ([.V7]=[.$Y$8])    OR ([.V7]=[.$Z$8])    OR ([.V7]=[.$AA$8])    OR ([.V7]=[.$AB$8]);1;0)" office:value-type="float" office:value="0" calcext:value-type="float">
            <text:p>0</text:p>
          </table:table-cell>
          <table:table-cell table:number-columns-repeated="9"/>
          <table:table-cell table:formula="of:=[.Y8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BIN([.AG9];4)" office:value-type="string" office:string-value="0101" calcext:value-type="string">
            <text:p>0101</text:p>
          </table:table-cell>
          <table:table-cell/>
        </table:table-row>
        <table:table-row table:style-name="ro1">
          <table:table-cell table:formula="of:=[.J7]" office:value-type="float" office:value="4" calcext:value-type="float">
            <text:p>4</text:p>
          </table:table-cell>
          <table:table-cell table:number-columns-repeated="30"/>
          <table:table-cell table:formula="of:=[.Z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2BIN([.AG10];4)" office:value-type="string" office:string-value="0100" calcext:value-type="string">
            <text:p>0100</text:p>
          </table:table-cell>
          <table:table-cell/>
        </table:table-row>
        <table:table-row table:style-name="ro1">
          <table:table-cell office:value-type="string" calcext:value-type="string">
            <text:p>movimientos</text:p>
          </table:table-cell>
          <table:table-cell table:number-columns-repeated="30"/>
          <table:table-cell table:formula="of:=[.AA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BIN([.AG11];4)" office:value-type="string" office:string-value="0011" calcext:value-type="string">
            <text:p>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8"/>
          <table:table-cell table:formula="of:=[.AB8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BIN([.AG12];4)" office:value-type="string" office:string-value="0011" calcext:value-type="string">
            <text:p>001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CONCATENATE([.B13];&quot;,&quot;;[.C13])" office:value-type="string" office:string-value="1,-2" calcext:value-type="string">
            <text:p>1,-2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CONCATENATE([.B14];&quot;,&quot;;[.C14])" office:value-type="string" office:string-value="2,-1" calcext:value-type="string">
            <text:p>2,-1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B15];&quot;,&quot;;[.C15])" office:value-type="string" office:string-value="2,1" calcext:value-type="string">
            <text:p>2,1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B16];&quot;,&quot;;[.C16])" office:value-type="string" office:string-value="1,2" calcext:value-type="string">
            <text:p>1,2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[.B17];&quot;,&quot;;[.C17])" office:value-type="string" office:string-value="-1,2" calcext:value-type="string">
            <text:p>-1,2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CONCATENATE([.B18];&quot;,&quot;;[.C18])" office:value-type="string" office:string-value="-2,1" calcext:value-type="string">
            <text:p>-2,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CONCATENATE([.B19];&quot;,&quot;;[.C19])" office:value-type="string" office:string-value="-2,-1" calcext:value-type="string">
            <text:p>-2,-1</text:p>
          </table:table-cell>
          <table:table-cell table:number-columns-repeated="11"/>
          <table:table-cell office:value-type="string" calcext:value-type="string">
            <text:p>f(x,y)=x±1,y±2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CONCATENATE([.B20];&quot;,&quot;;[.C20])" office:value-type="string" office:string-value="-1,-2" calcext:value-type="string">
            <text:p>-1,-2</text:p>
          </table:table-cell>
          <table:table-cell table:number-columns-repeated="2"/>
          <table:table-cell table:formula="of:=12" office:value-type="float" office:value="12" calcext:value-type="float">
            <text:p>12</text:p>
          </table:table-cell>
          <table:table-cell table:formula="of:=(6+[.B15])+[.C15]*4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f(x,y)=x±2,y±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(6+1)+2*4" office:value-type="float" office:value="15" calcext:value-type="float">
            <text:p>15</text:p>
          </table:table-cell>
          <table:table-cell table:number-columns-repeated="2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office:value-type="string" calcext:value-type="string">
            <text:p>generandoMovimientos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movy</text:p>
          </table:table-cell>
          <table:table-cell office:value-type="string" calcext:value-type="string">
            <text:p>np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formula="of:=[.X8]" office:value-type="float" office:value="8" calcext:value-type="float">
            <text:p>8</text:p>
          </table:table-cell>
          <table:table-cell table:formula="of:=(INDIRECT(&quot;B&quot;&amp;([.B27]+12)))+[.C27]" office:value-type="float" office:value="6" calcext:value-type="float">
            <text:p>6</text:p>
          </table:table-cell>
          <table:table-cell table:formula="of:=4*(INDIRECT(&quot;C&quot;&amp;[.B27]+12))" office:value-type="float" office:value="4" calcext:value-type="float">
            <text:p>4</text:p>
          </table:table-cell>
          <table:table-cell table:formula="of:=[.D27]+[.E27]"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ORG.LIBREOFFICE.RANDBETWEEN.NV(1;8)" office:value-type="float" office:value="2" calcext:value-type="float">
            <text:p>2</text:p>
          </table:table-cell>
          <table:table-cell table:formula="of:=[.F27]" office:value-type="float" office:value="10" calcext:value-type="float">
            <text:p>10</text:p>
          </table:table-cell>
          <table:table-cell table:formula="of:=(INDIRECT(&quot;B&quot;&amp;([.B28]+12)))+[.C28]" office:value-type="float" office:value="12" calcext:value-type="float">
            <text:p>12</text:p>
          </table:table-cell>
          <table:table-cell table:formula="of:=4*(INDIRECT(&quot;C&quot;&amp;[.B28]+12))" office:value-type="float" office:value="-4" calcext:value-type="float">
            <text:p>-4</text:p>
          </table:table-cell>
          <table:table-cell table:formula="of:=[.D28]+[.E28]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generar en tupla para hacer con sub string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ORG.LIBREOFFICE.RANDBETWEEN.NV(1;8)" office:value-type="float" office:value="2" calcext:value-type="float">
            <text:p>2</text:p>
          </table:table-cell>
          <table:table-cell table:formula="of:=[.F28]" office:value-type="float" office:value="8" calcext:value-type="float">
            <text:p>8</text:p>
          </table:table-cell>
          <table:table-cell table:formula="of:=(INDIRECT(&quot;B&quot;&amp;([.B29]+12)))+[.C29]" office:value-type="float" office:value="10" calcext:value-type="float">
            <text:p>10</text:p>
          </table:table-cell>
          <table:table-cell table:formula="of:=4*(INDIRECT(&quot;C&quot;&amp;[.B29]+12))" office:value-type="float" office:value="-4" calcext:value-type="float">
            <text:p>-4</text:p>
          </table:table-cell>
          <table:table-cell table:formula="of:=[.D29]+[.E29]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ORG.LIBREOFFICE.RANDBETWEEN.NV(1;8)" office:value-type="float" office:value="1" calcext:value-type="float">
            <text:p>1</text:p>
          </table:table-cell>
          <table:table-cell table:formula="of:=[.F29]" office:value-type="float" office:value="6" calcext:value-type="float">
            <text:p>6</text:p>
          </table:table-cell>
          <table:table-cell table:formula="of:=(INDIRECT(&quot;B&quot;&amp;([.B30]+12)))+[.C30]" office:value-type="float" office:value="7" calcext:value-type="float">
            <text:p>7</text:p>
          </table:table-cell>
          <table:table-cell table:formula="of:=4*(INDIRECT(&quot;C&quot;&amp;[.B30]+12))" office:value-type="float" office:value="-8" calcext:value-type="float">
            <text:p>-8</text:p>
          </table:table-cell>
          <table:table-cell table:formula="of:=[.D30]+[.E30]" office:value-type="float" office:value="-1" calcext:value-type="float">
            <text:p>-1</text:p>
          </table:table-cell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ORG.LIBREOFFICE.RANDBETWEEN.NV(1;8)" office:value-type="float" office:value="3" calcext:value-type="float">
            <text:p>3</text:p>
          </table:table-cell>
          <table:table-cell table:formula="of:=[.F30]" office:value-type="float" office:value="-1" calcext:value-type="float">
            <text:p>-1</text:p>
          </table:table-cell>
          <table:table-cell table:formula="of:=(INDIRECT(&quot;B&quot;&amp;([.B31]+12)))+[.C31]" office:value-type="float" office:value="1" calcext:value-type="float">
            <text:p>1</text:p>
          </table:table-cell>
          <table:table-cell table:formula="of:=4*(INDIRECT(&quot;C&quot;&amp;[.B31]+12))" office:value-type="float" office:value="4" calcext:value-type="float">
            <text:p>4</text:p>
          </table:table-cell>
          <table:table-cell table:formula="of:=[.D31]+[.E31]"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/>
          <table:table-cell table:style-name="ce13"/>
          <table:table-cell table:number-columns-repeated="34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formula="of:=ORG.LIBREOFFICE.RANDBETWEEN.NV(13;20)" office:value-type="float" office:value="18" calcext:value-type="float">
            <text:p>18</text:p>
          </table:table-cell>
          <table:table-cell/>
          <table:table-cell table:formula="of:=INDIRECT(&quot;D&quot; &amp; [.A37])" office:value-type="string" office:string-value="-2,1" calcext:value-type="string">
            <text:p>-2,1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0:45:31.380543181</meta:creation-date>
    <dc:date>2024-05-31T01:21:58.299996658</dc:date>
    <meta:editing-duration>P12DT18H28M34S</meta:editing-duration>
    <meta:editing-cycles>7</meta:editing-cycles>
    <meta:generator>LibreOffice/7.4.7.2$Linux_X86_64 LibreOffice_project/40$Build-2</meta:generator>
    <meta:document-statistic meta:table-count="2" meta:cell-count="187" meta:object-count="0"/>
  </office:meta>
</office:document-meta>
</file>